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1"/>
      <text:p text:style-name="P1"/>
      <text:p text:style-name="P1">Questão8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(pvq)→~p ⇔ ~(pvq)v~p ⇔ (~p^~q)v~p</text:p>
      <text:p text:style-name="P2">( ) (~p^q)→p ⇔ ~(~p^q)v p ⇔ (~~p v ~q)v p ⇔ (p v~q)v p ⇔ (p v p) v ~q ⇔ pv~q</text:p>
      <text:p text:style-name="P2">( ) (~p v q) v (p ^~p) ⇔ (~p v q) v c ⇔ <text:s/>~p v q</text:p>
      <text:p text:style-name="P2"><text:s/></text:p>
      <text:p text:style-name="P2"/>
      <text:p text:style-name="P2">Marque a alternativa correta:</text:p>
      <text:p text:style-name="P2"/>
      <text:p text:style-name="P1"><text:s/></text:p>
      <text:p text:style-name="P1">1 - V V V</text:p>
      <text:p text:style-name="P2">2 - V V F</text:p>
      <text:p text:style-name="P2">3 - V F V</text:p>
      <text:p text:style-name="P2">4 - F V V</text:p>
      <text:p text:style-name="P2">5 - V F F</text:p>
      <text:p text:style-name="P1"><text:s/></text:p>
      <text:p text:style-name="P1">Sua resposta: V V V</text:p>
      <text:p text:style-name="P2">Valor: Resposta Correta</text:p>
      <text:p text:style-name="P2">Valor recebido: 10.00</text:p>
      <text:p text:style-name="P1"/>
      <text:p text:style-name="P1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<text:soft-page-break/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oft-page-break/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3">2 - A linha 11 é a FND mais reduzida, ou seja, é a menor proposição na Forma Normal Disjuntiva deste exemplo.</text:p>
      <text:p text:style-name="P3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<text:soft-page-break/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<text:soft-page-break/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4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<text:soft-page-break/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/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<text:span text:style-name="T4">2 - A linha 3 é uma FNC, ou seja, é uma proposições na Forma Normal Conjuntiva.</text:span>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4">Questão8 <text:s/></text:p>
      <text:p text:style-name="P2"><text:s/></text:p>
      <text:p text:style-name="P2"><text:s text:c="3"/></text:p>
      <text:p text:style-name="P2"><text:soft-page-break/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1">2 - F V V V F V</text:p>
      <text:p text:style-name="P2">3 - V V V V V V</text:p>
      <text:p text:style-name="P2">4 - F V V V V V</text:p>
      <text:p text:style-name="P2"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><text:soft-page-break/></text:p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<text:soft-page-break/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<text:span text:style-name="T1">2 - A linha 4 é uma FND, ou seja, é uma proposições na Forma Normal Disjuntiva.</text:span></text:p>
      <text:p text:style-name="P2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3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~p v (p∧~q)</text:p>
      <text:p text:style-name="P2">q ∧ (p∨~q)</text:p>
      <text:p text:style-name="P2"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C</text:p>
      <text:p text:style-name="P3">3 - I. FND; II. FND; III. FNC; IV. FNC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3">2 - A proposição p v q v ~r está em sua Forma Normal Disjuntiva – FND.</text:p>
      <text:p text:style-name="P2">3 - A proposição (~pvq)^~q está em sua Forma Normal Conjuntiva – FNC.</text:p>
      <text:p text:style-name="P2">4 - A proposição ~(pv~r) v q está em sua Forma Normal Disjuntiva – FND.</text:p>
      <text:p text:style-name="P2"><text:soft-page-break/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/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><text:soft-page-break/></text:p>
      <text:p text:style-name="P3">Questão4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~p) v (p∧~q)</text:p>
      <text:p text:style-name="P2">~p v (p∧~q)</text:p>
      <text:p text:style-name="P2">q ∧ (p∨~q)</text:p>
      <text:p text:style-name="P2">p∨~q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C</text:p>
      <text:p text:style-name="P3">2 - I. FND; II. FND; III. FNC; IV. FNC</text:p>
      <text:p text:style-name="P2">3 - I. FND; II. FND; III. FNC; IV. FND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C</text:p>
      <text:p text:style-name="P2">Valor: Resposta Errada</text:p>
      <text:p text:style-name="P2">Valor recebido: 0.00</text:p>
      <text:p text:style-name="P3"/>
      <text:p text:style-name="P3"/>
      <text:p text:style-name="P3">Questão7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p) ∨ (q∧~p)</text:p>
      <text:p text:style-name="P2">(p∨~q) ∨ r</text:p>
      <text:p text:style-name="P2">(~s ∨ q) ∧ ~p</text:p>
      <text:p text:style-name="P2">(~p ∨ q) ∧ (p ∨ r)</text:p>
      <text:p text:style-name="P2"/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/>
      <text:p text:style-name="P2">Marque abaixo a alternativa correta quanto às proposições constantes no quadro:</text:p>
      <text:p text:style-name="P2"/>
      <text:p text:style-name="P2"><text:s/></text:p>
      <text:p text:style-name="P2">1 - I. FND; II. FNC; III. FND; IV. FNC</text:p>
      <text:p text:style-name="P3">2 - I. FND; II. FNC; III. FNC; IV. FND</text:p>
      <text:p text:style-name="P2">3 - I. FNC; II. FNC; III. FND; IV. FND</text:p>
      <text:p text:style-name="P2">4 - I. FND; II. FND; III. FNC; IV. FNC</text:p>
      <text:p text:style-name="P2"><text:soft-page-break/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1"/>
      <text:p text:style-name="P4">Questão9 <text:s/></text:p>
      <text:p text:style-name="P2"><text:s/></text:p>
      <text:p text:style-name="P2"><text:s text:c="3"/></text:p>
      <text:p text:style-name="P2">Analise as abaixo as afirmativas sobre FND – Forma Normal Disjuntiva:</text:p>
      <text:p text:style-name="P2"/>
      <text:p text:style-name="P2"><text:s/></text:p>
      <text:p text:style-name="P2">( ) Deve conter, quando muito, as operações ~, ∧ e ∨.</text:p>
      <text:p text:style-name="P2">( ) A proposição não deve possuir dupla negação, isto é, não pode ter algo como ~~.</text:p>
      <text:p text:style-name="P2">( ) Se tiver negação, a negação não pode ter alcance ∧ e ∨, isto é, não pode ter algo como ~(p∨q).</text:p>
      <text:p text:style-name="P2">( ) A negação somente pode incidir sobre a letra proposicional, isto é, pode ter algo como ~p.</text:p>
      <text:p text:style-name="P2">( ) O conectivo ∧ não pode possui alcance sobre a ∨, tal como p∧(~q∨~p).</text:p>
      <text:p text:style-name="P2"/>
      <text:p text:style-name="P2"><text:s/></text:p>
      <text:p text:style-name="P2">Marque a alternativa correta:</text:p>
      <text:p text:style-name="P2"/>
      <text:p text:style-name="P2"><text:s/></text:p>
      <text:p text:style-name="P3">1 - V V V V F</text:p>
      <text:p text:style-name="P1">2 - V V V F V</text:p>
      <text:p text:style-name="P2">3 - V F V V V</text:p>
      <text:p text:style-name="P2">4 - V V V V V</text:p>
      <text:p text:style-name="P2">5 - V F V F V</text:p>
      <text:p text:style-name="P2"><text:s/></text:p>
      <text:p text:style-name="P3">Sua resposta: V V V V F</text:p>
      <text:p text:style-name="P2">Valor: Resposta Errada</text:p>
      <text:p text:style-name="P2">Valor recebido: 0.00</text:p>
      <text:p text:style-name="P2"/>
      <text:p text:style-name="P2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5. ~p ∨ r</text:p>
      <text:p text:style-name="P2"/>
      <text:p text:style-name="P2">Marque a alternativa incorreta:</text:p>
      <text:p text:style-name="P2"/>
      <text:p text:style-name="P2"><text:s/></text:p>
      <text:p text:style-name="P2">1 - A linha 5 é uma FND, ou seja, uma proposição em sua Forma Normal Disjuntiva.</text:p>
      <text:p text:style-name="P2">2 - As linhas 4 e 5 são FND, ou seja, são proposições na Forma Normal Disjuntiva.</text:p>
      <text:p text:style-name="P2">3 - As linhas 2, 3, 4 e 5 são FND, ou seja, são proposições na Forma Normal Disjuntiva.</text:p>
      <text:p text:style-name="P2"><text:soft-page-break/>4 - As linhas 3, 4 e 5 são FND, ou seja, são proposições na Forma Normal Disjuntiva.</text:p>
      <text:p text:style-name="P2">5 - A linha 5 é a menor FND de p → (p → r), ou seja, é a sua mais reduzida Forma Normal Disjuntiva.</text:p>
      <text:p text:style-name="P2"><text:s/></text:p>
      <text:p text:style-name="P2">Sua resposta: A linha 5 é uma FND, ou seja, uma proposição em sua Forma Normal Disjuntiva.</text:p>
      <text:p text:style-name="P2">Valor: Resposta Errada</text:p>
      <text:p text:style-name="P2">Valor recebido: 0.00</text:p>
      <text:p text:style-name="P2"/>
      <text:p text:style-name="P3">Questão3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/>
      <text:p text:style-name="P2">( ) Está na FND – Forma Normal Disjuntiva a proposição:</text:p>
      <text:p text:style-name="P2">p v (~p↔q)</text:p>
      <text:p text:style-name="P2">( ) Está na FND – Forma Normal Disjuntiva a proposição:</text:p>
      <text:p text:style-name="P2">p v (~p ^ q)</text:p>
      <text:p text:style-name="P2">( ) Está na FND – Forma Normal Disjuntiva a proposição:</text:p>
      <text:p text:style-name="P2">~~p v 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3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A simplificação de proposições pode ser direcionada à obtenção de proposições resultantes que estejam na Forma Normal (FN).</text:p>
      <text:p text:style-name="P2">( ) Uma proposição está em sua Forma Normal (FN) quando, e somente quando, contém no máximo os conectivos ~, ∧ e ∨.</text:p>
      <text:p text:style-name="P2">( ) A FN pode ser Disjuntiva, sendo então chamada de FND, ou Conjuntiva, que é a FNC.</text:p>
      <text:p text:style-name="P2"/>
      <text:p text:style-name="P2">Marque a alternativa correta:</text:p>
      <text:p text:style-name="P2"/>
      <text:p text:style-name="P2"><text:s/></text:p>
      <text:p text:style-name="P2">1 - V V F</text:p>
      <text:p text:style-name="P2">2 - V V V</text:p>
      <text:p text:style-name="P2"><text:soft-page-break/>3 - V F V</text:p>
      <text:p text:style-name="P2">4 - F V V</text:p>
      <text:p text:style-name="P2">5 - V F F</text:p>
      <text:p text:style-name="P2"><text:s/></text:p>
      <text:p text:style-name="P2">Sua resposta: V V F</text:p>
      <text:p text:style-name="P2">Valor: Resposta Errada</text:p>
      <text:p text:style-name="P2">Valor recebido: 0.00</text:p>
      <text:p text:style-name="P4"/>
      <text:p text:style-name="P4">Questão9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>p v ~q</text:p>
      <text:p text:style-name="P2"/>
      <text:p text:style-name="P2">Marque a alternativa incorreta:</text:p>
      <text:p text:style-name="P2"/>
      <text:p text:style-name="P2"><text:s/></text:p>
      <text:p text:style-name="P1">1 - A linha 1 não é uma FND (Forma Normal Disjuntiva), pois possui uma conjunção com alcance à disjunção.</text:p>
      <text:p text:style-name="P3">2 - A linha 1 já é uma FND (Forma Normal Disjuntiva), mas ainda não é a mais reduzida.</text:p>
      <text:p text:style-name="P2">3 - A linha 4 é a FND (Forma Normal Disjuntiva) mais reduzida de pv(~p^~q).</text:p>
      <text:p text:style-name="P2">4 - A linha 2 é uma FNC, ou seja, é uma proposição na Forma Normal Conjuntiva.</text:p>
      <text:p text:style-name="P2">5 - A linha 3 é uma FNC, ou seja, é uma proposição na Forma Normal Conjuntiva.</text:p>
      <text:p text:style-name="P2"><text:s/></text:p>
      <text:p text:style-name="P3">Sua resposta: A linha 1 já é uma FND (Forma Normal Disjuntiva), mas ainda não é a mais reduzida.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∧~p) v (p∧~q)</text:p>
      <text:p text:style-name="P2">~p v (p∧~q)</text:p>
      <text:p text:style-name="P2">p∨~q</text:p>
      <text:p text:style-name="P2">r v p v 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2">1 - I. FNC; II. FNC; III. FND; IV. FND</text:p>
      <text:p text:style-name="P2">2 - I. FND; II. FNC; III. FND; IV. FND</text:p>
      <text:p text:style-name="P2"><text:soft-page-break/>3 - I. FND; II. FND; III. FNC; IV. FND</text:p>
      <text:p text:style-name="P2">4 - I. FND; II. FND; III. FND; IV. FND</text:p>
      <text:p text:style-name="P2">5 - I. FND; II. FNC; III. FND; IV. FNC</text:p>
      <text:p text:style-name="P2"><text:s/></text:p>
      <text:p text:style-name="P2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Questão10 <text:s/></text:p>
      <text:p text:style-name="P2"><text:s text:c="3"/></text:p>
      <text:p text:style-name="P2">Observe o quadro abaixo: </text:p>
      <text:p text:style-name="P2"/>
      <text:p text:style-name="P2">~q v ~p</text:p>
      <text:p text:style-name="P2">~p v (p∧~q)</text:p>
      <text:p text:style-name="P2">(~p∨q) ∧ (p∨~q)</text:p>
      <text:p text:style-name="P2">q ∧ (p∨~q)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2">1 - I. FNC; II. FNC; III. FND; IV. FND</text:p>
      <text:p text:style-name="P2">2 - I. FND; II. FND; III. FNC; IV. FNC</text:p>
      <text:p text:style-name="P2">3 - I. FND; II. FNC; III. FNC; IV. FND</text:p>
      <text:p text:style-name="P2">4 - I. FND; II. FND; III. FND; IV. FNC</text:p>
      <text:p text:style-name="P2">5 - I. FNC; II. FND; III. FND; IV. FNC</text:p>
      <text:p text:style-name="P2"><text:s/></text:p>
      <text:p text:style-name="P2">Sua resposta: I. FND; II. FNC; III. FNC; IV. FND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8:41:31.838395070</dc:date>
    <meta:editing-duration>PT1H30M34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5" meta:paragraph-count="576" meta:word-count="3288" meta:character-count="15839" meta:non-whitespace-character-count="12698"/>
  </office:meta>
</office:document-meta>
</file>